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348cm"/>
    </style:style>
    <style:style style:name="gr3" style:family="graphic" style:parent-style-name="standard">
      <style:graphic-properties draw:fill="solid" draw:fill-color="#aea79f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34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66cm" svg:height="4.318cm" svg:x="8.62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6.179cm">
            <draw:text-box>
              <text:p>LP10</text:p>
            </draw:text-box>
          </draw:frame>
        </draw:g>
        <draw:g>
          <draw:custom-shape draw:style-name="gr1" draw:text-style-name="P1" draw:layer="layout" svg:width="7.366cm" svg:height="4.318cm" svg:x="1.127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6.179cm">
            <draw:text-box>
              <text:p>LP09</text:p>
            </draw:text-box>
          </draw:frame>
        </draw:g>
        <draw:g>
          <draw:custom-shape draw:style-name="gr1" draw:text-style-name="P1" draw:layer="layout" svg:width="7.366cm" svg:height="4.318cm" svg:x="8.62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1.734cm">
            <draw:text-box>
              <text:p>LP07</text:p>
            </draw:text-box>
          </draw:frame>
        </draw:g>
        <draw:g>
          <draw:custom-shape draw:style-name="gr1" draw:text-style-name="P1" draw:layer="layout" svg:width="7.366cm" svg:height="4.318cm" svg:x="1.127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734cm">
            <draw:text-box>
              <text:p>LP06</text:p>
            </draw:text-box>
          </draw:frame>
        </draw:g>
        <draw:g>
          <draw:custom-shape draw:style-name="gr1" draw:text-style-name="P1" draw:layer="layout" svg:width="7.366cm" svg:height="4.318cm" svg:x="16.119cm" svg:y="7.25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7cm" svg:y="7.316cm">
            <draw:text-box>
              <text:p>LP05</text:p>
            </draw:text-box>
          </draw:frame>
        </draw:g>
        <draw:g>
          <draw:custom-shape draw:style-name="gr1" draw:text-style-name="P1" draw:layer="layout" svg:width="14.859cm" svg:height="4.318cm" svg:x="1.127cm" svg:y="2.78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134cm" svg:height="1.09cm" svg:x="1.23cm" svg:y="2.844cm">
            <draw:text-box>
              <text:p>LP02</text:p>
            </draw:text-box>
          </draw:frame>
        </draw:g>
        <draw:g>
          <draw:custom-shape draw:style-name="gr3" draw:text-style-name="P1" draw:layer="layout" svg:width="2.54cm" svg:height="1.27cm" svg:x="5.826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72cm" svg:height="0.962cm" svg:x="5.699cm" svg:y="4.434cm">
            <draw:text-box>
              <text:p>05 AMS</text:p>
            </draw:text-box>
          </draw:frame>
        </draw:g>
        <draw:g>
          <draw:custom-shape draw:style-name="gr3" draw:text-style-name="P1" draw:layer="layout" svg:width="2.54cm" svg:height="1.27cm" svg:x="5.82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5.82cm" svg:y="5.885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8.49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8.493cm" svg:y="3.091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8.493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8.366cm" svg:y="4.488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8.493cm" svg:y="5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8.493cm" svg:y="5.885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8.145cm" svg:y="7.4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32cm" svg:y="7.589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8.145cm" svg:y="8.77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032cm" svg:y="8.959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3.159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3.046cm" svg:y="14.775cm">
            <draw:text-box>
              <text:p>13 SPI</text:p>
            </draw:text-box>
          </draw:frame>
        </draw:g>
        <draw:g>
          <draw:custom-shape draw:style-name="gr3" draw:text-style-name="P1" draw:layer="layout" svg:width="2.54cm" svg:height="1.27cm" svg:x="10.63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3.378cm">
            <draw:text-box>
              <text:p>14 SPR</text:p>
            </draw:text-box>
          </draw:frame>
        </draw:g>
        <draw:g>
          <draw:custom-shape draw:style-name="gr3" draw:text-style-name="P1" draw:layer="layout" svg:width="2.54cm" svg:height="1.27cm" svg:x="13.31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3.206cm" svg:y="11.981cm">
            <draw:text-box>
              <text:p>15 SLI</text:p>
            </draw:text-box>
          </draw:frame>
        </draw:g>
        <draw:g>
          <draw:custom-shape draw:style-name="gr3" draw:text-style-name="P1" draw:layer="layout" svg:width="2.54cm" svg:height="1.27cm" svg:x="11.1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1.047cm" svg:y="3.091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0.638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426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23.86cm" svg:y="12.3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69cm" svg:height="0.962cm" svg:x="23.747cm" svg:y="12.489cm">
            <draw:text-box>
              <text:p>20 ILU</text:p>
            </draw:text-box>
          </draw:frame>
        </draw:g>
        <draw:g>
          <draw:custom-shape draw:style-name="gr3" draw:text-style-name="P1" draw:layer="layout" svg:width="2.54cm" svg:height="1.27cm" svg:x="23.92cm" svg:y="13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2.72cm" svg:height="0.962cm" svg:x="23.807cm" svg:y="13.886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23.954cm" svg:y="15.10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3.841cm" svg:y="15.283cm">
            <draw:text-box>
              <text:p>22 FRC</text:p>
            </draw:text-box>
          </draw:frame>
        </draw:g>
        <draw:g>
          <draw:custom-shape draw:style-name="gr3" draw:text-style-name="P1" draw:layer="layout" svg:width="2.54cm" svg:height="1.27cm" svg:x="23.987cm" svg:y="16.49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23.874cm" svg:y="16.68cm">
            <draw:text-box>
              <text:p>24 IFR</text:p>
            </draw:text-box>
          </draw:frame>
        </draw:g>
        <draw:g>
          <draw:custom-shape draw:style-name="gr3" draw:text-style-name="P1" draw:layer="layout" svg:width="2.54cm" svg:height="1.27cm" svg:x="23.973cm" svg:y="17.8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23.86cm" svg:y="18.077cm">
            <draw:text-box>
              <text:p>25 NIT</text:p>
            </draw:text-box>
          </draw:frame>
        </draw:g>
        <draw:g>
          <draw:custom-shape draw:style-name="gr3" draw:text-style-name="P1" draw:layer="layout" svg:width="2.54cm" svg:height="1.27cm" svg:x="5.812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99cm" svg:y="16.426cm">
            <draw:text-box>
              <text:p>29 EMG</text:p>
            </draw:text-box>
          </draw:frame>
        </draw:g>
        <draw:g>
          <draw:custom-shape draw:style-name="gr3" draw:text-style-name="P1" draw:layer="layout" svg:width="2.54cm" svg:height="1.27cm" svg:x="5.812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5.699cm" svg:y="17.823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3.16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59cm" svg:y="3.091cm">
            <draw:text-box>
              <text:p>01 FAM</text:p>
            </draw:text-box>
          </draw:frame>
        </draw:g>
        <draw:g>
          <draw:custom-shape draw:style-name="gr3" draw:text-style-name="P1" draw:layer="layout" svg:width="2.54cm" svg:height="1.27cm" svg:x="3.147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4.488cm">
            <draw:text-box>
              <text:p>02 PRE</text:p>
            </draw:text-box>
          </draw:frame>
        </draw:g>
        <draw:g>
          <draw:custom-shape draw:style-name="gr3" draw:text-style-name="P1" draw:layer="layout" svg:width="2.54cm" svg:height="1.27cm" svg:x="3.14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5.885cm">
            <draw:text-box>
              <text:p>03 CTR</text:p>
            </draw:text-box>
          </draw:frame>
        </draw:g>
        <draw:g>
          <draw:custom-shape draw:style-name="gr3" draw:text-style-name="P1" draw:layer="layout" svg:width="2.54cm" svg:height="1.27cm" svg:x="5.83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55cm" svg:height="0.962cm" svg:x="5.826cm" svg:y="3.091cm">
            <draw:text-box>
              <text:p>04 TAX</text:p>
            </draw:text-box>
          </draw:frame>
        </draw:g>
        <draw:g>
          <draw:g>
            <draw:custom-shape draw:style-name="gr1" draw:text-style-name="P1" draw:layer="layout" svg:width="7.366cm" svg:height="4.318cm" svg:x="1.127cm" svg:y="7.228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2.049cm" svg:height="1.09cm" svg:x="1.178cm" svg:y="7.289cm">
              <draw:text-box>
                <text:p>LP03</text:p>
              </draw:text-box>
            </draw:frame>
          </draw:g>
          <draw:g>
            <draw:custom-shape draw:style-name="gr3" draw:text-style-name="P1" draw:layer="layout" svg:width="2.54cm" svg:height="1.27cm" svg:x="3.159cm" svg:y="7.355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31cm" svg:height="0.962cm" svg:x="3.046cm" svg:y="7.536cm">
              <draw:text-box>
                <text:p>16 TOF</text:p>
              </draw:text-box>
            </draw:frame>
          </draw:g>
          <draw:g>
            <draw:custom-shape draw:style-name="gr3" draw:text-style-name="P1" draw:layer="layout" svg:width="2.54cm" svg:height="1.27cm" svg:x="3.159cm" svg:y="8.752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36cm" svg:height="0.962cm" svg:x="3.046cm" svg:y="8.933cm">
              <draw:text-box>
                <text:p>23 NAV</text:p>
              </draw:text-box>
            </draw:frame>
          </draw:g>
          <draw:g>
            <draw:custom-shape draw:style-name="gr3" draw:text-style-name="P1" draw:layer="layout" svg:width="2.54cm" svg:height="1.27cm" svg:x="5.826cm" svg:y="7.355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547cm" svg:height="0.962cm" svg:x="5.819cm" svg:y="7.536cm">
              <draw:text-box>
                <text:p>06 SLF</text:p>
              </draw:text-box>
            </draw:frame>
          </draw:g>
          <draw:g>
            <draw:custom-shape draw:style-name="gr3" draw:text-style-name="P1" draw:layer="layout" svg:width="2.54cm" svg:height="1.27cm" svg:x="5.826cm" svg:y="8.752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14cm" svg:height="0.962cm" svg:x="5.826cm" svg:y="8.933cm">
              <draw:text-box>
                <text:p>07 CLB</text:p>
              </draw:text-box>
            </draw:frame>
          </draw:g>
          <draw:g>
            <draw:custom-shape draw:style-name="gr3" draw:text-style-name="P1" draw:layer="layout" svg:width="2.54cm" svg:height="1.27cm" svg:x="5.826cm" svg:y="10.149cm">
              <text:p/>
              <draw:enhanced-geometry svg:viewBox="0 0 21600 21600" draw:type="rectangle" draw:enhanced-path="M 0 0 L 21600 0 21600 21600 0 21600 0 0 Z N"/>
            </draw:custom-shape>
            <draw:frame draw:style-name="gr4" draw:layer="layout" svg:width="2.686cm" svg:height="0.962cm" svg:x="5.699cm" svg:y="10.33cm">
              <draw:text-box>
                <text:p>08 DES</text:p>
              </draw:text-box>
            </draw:frame>
          </draw:g>
        </draw:g>
        <draw:g>
          <draw:custom-shape draw:style-name="gr1" draw:text-style-name="P1" draw:layer="layout" svg:width="7.366cm" svg:height="4.318cm" svg:x="8.62cm" svg:y="7.22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7.289cm">
            <draw:text-box>
              <text:p>LP04</text:p>
            </draw:text-box>
          </draw:frame>
        </draw:g>
        <draw:g>
          <draw:custom-shape draw:style-name="gr3" draw:text-style-name="P1" draw:layer="layout" svg:width="2.54cm" svg:height="1.27cm" svg:x="13.319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3.206cm" svg:y="8.933cm">
            <draw:text-box>
              <text:p>10 FRE</text:p>
            </draw:text-box>
          </draw:frame>
        </draw:g>
        <draw:g>
          <draw:custom-shape draw:style-name="gr3" draw:text-style-name="P1" draw:layer="layout" svg:width="2.54cm" svg:height="1.27cm" svg:x="13.305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33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0.539cm" svg:y="7.53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0.652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0.652cm" svg:y="8.933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10.652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0.33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13.319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3.312cm" svg:y="7.536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5.812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14.775cm">
            <draw:text-box>
              <text:p>18 LDG</text:p>
            </draw:text-box>
          </draw:frame>
        </draw:g>
        <draw:custom-shape draw:style-name="gr3" draw:text-style-name="P1" draw:layer="layout" svg:width="2.54cm" svg:height="1.27cm" svg:x="18.151cm" svg:y="10.17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636cm" svg:height="0.962cm" svg:x="18.024cm" svg:y="10.357cm">
          <draw:text-box>
            <text:p>23 NAV</text:p>
          </draw:text-box>
        </draw:frame>
        <draw:g>
          <draw:custom-shape draw:style-name="gr3" draw:text-style-name="P1" draw:layer="layout" svg:width="2.54cm" svg:height="1.27cm" svg:x="3.15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3.046cm" svg:y="11.98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3.159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3.046cm" svg:y="13.378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20.804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91cm" svg:y="10.357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11.98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0.652cm" svg:y="1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0.652cm" svg:y="14.775cm">
            <draw:text-box>
              <text:p>09 TNS</text:p>
            </draw:text-box>
          </draw:frame>
        </draw:g>
        <draw:g>
          <draw:custom-shape draw:style-name="gr1" draw:text-style-name="P1" draw:layer="layout" svg:width="7.366cm" svg:height="4.318cm" svg:x="16.113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64cm" svg:y="11.734cm">
            <draw:text-box>
              <text:p>LP08</text:p>
            </draw:text-box>
          </draw:frame>
        </draw:g>
        <draw:g>
          <draw:custom-shape draw:style-name="gr3" draw:text-style-name="P1" draw:layer="layout" svg:width="2.54cm" svg:height="1.27cm" svg:x="20.81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20.699cm" svg:y="11.981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20.79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20.685cm" svg:y="13.378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20.798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85cm" svg:y="14.775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45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8.032cm" svg:y="11.981cm">
            <draw:text-box>
              <text:p>15 SLI</text:p>
            </draw:text-box>
          </draw:frame>
        </draw:g>
        <draw:g>
          <draw:custom-shape draw:style-name="gr1" draw:text-style-name="P1" draw:layer="layout" svg:width="7.366cm" svg:height="4.318cm" svg:x="16.113cm" svg:y="16.118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2.049cm" svg:height="2.384cm" svg:x="16.164cm" svg:y="16.179cm">
            <draw:text-box>
              <text:p>LP11</text:p>
              <text:p>SOL</text:p>
            </draw:text-box>
          </draw:frame>
        </draw:g>
        <draw:g>
          <draw:custom-shape draw:style-name="gr3" draw:text-style-name="P1" draw:layer="layout" svg:width="2.54cm" svg:height="1.27cm" svg:x="3.145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3.032cm" svg:y="16.42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3.159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3.046cm" svg:y="17.823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3.145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19.22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31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18cm" svg:y="16.426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6.426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286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73cm" svg:y="17.823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286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9.22cm">
            <draw:text-box>
              <text:p>18 LDG</text:p>
            </draw:text-box>
          </draw:frame>
        </draw:g>
        <draw:frame draw:style-name="gr4" draw:text-style-name="P2" draw:layer="layout" svg:width="13.52cm" svg:height="0.962cm" svg:x="7.407cm" svg:y="1.308cm">
          <draw:text-box>
            <text:p text:style-name="P2"><text:span text:style-name="T1">Competency Training Leading to the First Solo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7.366cm" svg:height="4.318cm" svg:x="1.154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2.855cm">
            <draw:text-box>
              <text:p>LP12</text:p>
            </draw:text-box>
          </draw:frame>
        </draw:g>
        <draw:g>
          <draw:custom-shape draw:style-name="gr3" draw:text-style-name="P1" draw:layer="layout" svg:width="2.54cm" svg:height="1.27cm" svg:x="5.853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5.726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5.839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5.896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2.855cm">
            <draw:text-box>
              <text:p>LP13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27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1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13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2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313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cm" svg:y="5.89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3.10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7.3cm">
            <draw:text-box>
              <text:p>LP14</text:p>
            </draw:text-box>
          </draw:frame>
        </draw:g>
        <draw:g>
          <draw:custom-shape draw:style-name="gr3" draw:text-style-name="P1" draw:layer="layout" svg:width="2.54cm" svg:height="1.27cm" svg:x="5.853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8.944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7.3cm">
            <draw:text-box>
              <text:p>LP15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46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8.944cm">
            <draw:text-box>
              <text:p>18 LDG</text:p>
            </draw:text-box>
          </draw:frame>
        </draw:g>
        <draw:frame draw:style-name="gr4" draw:layer="layout" svg:width="9.388cm" svg:height="1.673cm" svg:x="16.15cm" svg:y="2.794cm">
          <draw:text-box>
            <text:p>Normal Take-Offs and Landings</text:p>
            <text:p>Circuits</text:p>
          </draw:text-box>
        </draw:frame>
        <draw:frame draw:style-name="gr4" draw:layer="layout" svg:width="10.446cm" svg:height="0.962cm" svg:x="16.15cm" svg:y="7.239cm">
          <draw:text-box>
            <text:p>Short-Field Take-Offs and Landings</text:p>
          </draw:text-box>
        </draw:frame>
        <draw:g>
          <draw:custom-shape draw:style-name="gr1" draw:text-style-name="P1" draw:layer="layout" svg:width="7.366cm" svg:height="4.318cm" svg:x="1.154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1.745cm">
            <draw:text-box>
              <text:p>LP16</text:p>
            </draw:text-box>
          </draw:frame>
        </draw:g>
        <draw:g>
          <draw:custom-shape draw:style-name="gr1" draw:text-style-name="P1" draw:layer="layout" svg:width="7.366cm" svg:height="4.318cm" svg:x="8.647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1.745cm">
            <draw:text-box>
              <text:p>LP17</text:p>
              <text:p>SOL</text:p>
            </draw:text-box>
          </draw:frame>
        </draw:g>
        <draw:frame draw:style-name="gr4" draw:layer="layout" svg:width="10.061cm" svg:height="0.962cm" svg:x="16.14cm" svg:y="11.684cm">
          <draw:text-box>
            <text:p>Soft-Field Take-Offs and Landings</text:p>
          </draw:text-box>
        </draw:frame>
        <draw:g>
          <draw:custom-shape draw:style-name="gr3" draw:text-style-name="P1" draw:layer="layout" svg:width="2.54cm" svg:height="1.27cm" svg:x="5.853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7.54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65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1.99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6.19cm">
            <draw:text-box>
              <text:p>LP18</text:p>
            </draw:text-box>
          </draw:frame>
        </draw:g>
        <draw:g>
          <draw:custom-shape draw:style-name="gr1" draw:text-style-name="P1" draw:layer="layout" svg:width="7.366cm" svg:height="4.318cm" svg:x="8.647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6.19cm">
            <draw:text-box>
              <text:p>LP19</text:p>
              <text:p>SOL</text:p>
            </draw:text-box>
          </draw:frame>
        </draw:g>
        <draw:g>
          <draw:custom-shape draw:style-name="gr3" draw:text-style-name="P1" draw:layer="layout" svg:width="2.54cm" svg:height="1.27cm" svg:x="5.853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65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6.437cm">
            <draw:text-box>
              <text:p>19 SOL</text:p>
            </draw:text-box>
          </draw:frame>
        </draw:g>
        <draw:frame draw:style-name="gr4" draw:layer="layout" svg:width="10.658cm" svg:height="0.962cm" svg:x="16.14cm" svg:y="16.183cm">
          <draw:text-box>
            <text:p>Cross-Wind Take-Offs and Landings</text:p>
          </draw:text-box>
        </draw:frame>
        <draw:frame draw:style-name="gr4" draw:text-style-name="P2" draw:layer="layout" svg:width="17.241cm" svg:height="0.962cm" svg:x="7.407cm" svg:y="1.308cm">
          <draw:text-box>
            <text:p text:style-name="P2"><text:span text:style-name="T1">Competency Training for Advanced Take-Offs and Landin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1:11:57.988269622</meta:creation-date>
    <dc:date>2015-09-10T14:09:27.703345093</dc:date>
    <meta:editing-duration>P1DT19H35M47S</meta:editing-duration>
    <meta:editing-cycles>40</meta:editing-cycles>
    <meta:generator>LibreOffice/4.2.8.2$Linux_X86_64 LibreOffice_project/420m0$Build-2</meta:generator>
    <meta:document-statistic meta:object-count="282"/>
  </office:meta>
</office:document-meta>
</file>